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20bc" officeooo:paragraph-rsid="001420bc"/>
    </style:style>
    <style:style style:name="P2" style:family="paragraph" style:parent-style-name="Standard">
      <style:paragraph-properties fo:text-align="center" style:justify-single-word="false"/>
      <style:text-properties officeooo:rsid="001420bc" officeooo:paragraph-rsid="001420bc"/>
    </style:style>
    <style:style style:name="P3" style:family="paragraph" style:parent-style-name="Standard">
      <style:text-properties fo:font-style="italic" officeooo:rsid="001420bc" officeooo:paragraph-rsid="001420bc" style:font-style-asian="italic" style:font-style-complex="italic"/>
    </style:style>
    <style:style style:name="P4" style:family="paragraph" style:parent-style-name="Standard">
      <style:text-properties officeooo:rsid="0012f28a" officeooo:paragraph-rsid="001420bc"/>
    </style:style>
    <style:style style:name="P5" style:family="paragraph" style:parent-style-name="Standard">
      <style:text-properties officeooo:rsid="00102b34" officeooo:paragraph-rsid="001420bc"/>
    </style:style>
    <style:style style:name="P6" style:family="paragraph" style:parent-style-name="Standard">
      <style:text-properties officeooo:rsid="00128925" officeooo:paragraph-rsid="001420bc"/>
    </style:style>
    <style:style style:name="P7" style:family="paragraph" style:parent-style-name="Standard">
      <style:text-properties officeooo:rsid="001109e9" officeooo:paragraph-rsid="001420bc"/>
    </style:style>
    <style:style style:name="P8" style:family="paragraph" style:parent-style-name="Standard">
      <style:text-properties officeooo:rsid="000c3332" officeooo:paragraph-rsid="001420bc"/>
    </style:style>
    <style:style style:name="P9" style:family="paragraph" style:parent-style-name="Standard">
      <style:text-properties officeooo:rsid="0016ed96" officeooo:paragraph-rsid="001420bc"/>
    </style:style>
    <style:style style:name="P10" style:family="paragraph" style:parent-style-name="Standard">
      <style:text-properties officeooo:rsid="001600f1" officeooo:paragraph-rsid="001600f1"/>
    </style:style>
    <style:style style:name="T1" style:family="text">
      <style:text-properties officeooo:rsid="001109e9"/>
    </style:style>
    <style:style style:name="T2" style:family="text">
      <style:text-properties officeooo:rsid="000f937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f9372"/>
    </style:style>
    <style:style style:name="T5" style:family="text">
      <style:text-properties style:text-position="sub 58%" officeooo:rsid="0017fe3d"/>
    </style:style>
    <style:style style:name="T6" style:family="text">
      <style:text-properties style:text-position="sub 58%" officeooo:rsid="000df8f2"/>
    </style:style>
    <style:style style:name="T7" style:family="text">
      <style:text-properties officeooo:rsid="0017fe3d"/>
    </style:style>
    <style:style style:name="T8" style:family="text">
      <style:text-properties officeooo:rsid="00102b34"/>
    </style:style>
    <style:style style:name="T9" style:family="text">
      <style:text-properties officeooo:rsid="00128925"/>
    </style:style>
    <style:style style:name="T10" style:family="text">
      <style:text-properties officeooo:rsid="000f3e31"/>
    </style:style>
    <style:style style:name="T11" style:family="text">
      <style:text-properties officeooo:rsid="000df8f2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f3e31"/>
    </style:style>
    <style:style style:name="T14" style:family="text">
      <style:text-properties style:text-position="0% 100%" officeooo:rsid="000c3332"/>
    </style:style>
    <style:style style:name="T15" style:family="text">
      <style:text-properties style:text-position="0% 100%" officeooo:rsid="001420bc"/>
    </style:style>
    <style:style style:name="T16" style:family="text">
      <style:text-properties officeooo:rsid="001600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Sub-Types</text:p>
      <text:p text:style-name="P2">by Sven Nilsen, 2019</text:p>
      <text:p text:style-name="P1"/>
      <text:p text:style-name="P3">In this paper I introduce a notation for probabilistic sub-types.</text:p>
      <text:p text:style-name="P1"/>
      <text:p text:style-name="P5">Probabilistic sub-types is a generalization of notation for sub-types which truth value is `true` or `false`. <text:span text:style-name="T1">Instead of using a boolean as a truth value, one uses probabilities. Formally, a probabilistic sub-type is a statement that has a truth value in the unit interval `[0, 1]` of real numbers:</text:span></text:p>
      <text:p text:style-name="P5"/>
      <text:p text:style-name="P9"><text:span text:style-name="T12"><text:tab/></text:span><text:span text:style-name="T14">[</text:span><text:span text:style-name="T15">f</text:span><text:span text:style-name="T14">]</text:span><text:span text:style-name="T6">p</text:span><text:span text:style-name="T14"> </text:span><text:span text:style-name="T15">a</text:span><text:span text:style-name="T14"> : </text:span><text:span text:style-name="T12">prob</text:span></text:p>
      <text:p text:style-name="P9"><text:span text:style-name="T12"/></text:p>
      <text:p text:style-name="P9"><text:span text:style-name="T12"><text:tab/>prob := \(x : real) = (x &gt;= 0) </text:span><text:span text:style-name="T14">∧ </text:span><text:span text:style-name="T12">(x &lt;= 1)</text:span></text:p>
      <text:p text:style-name="P5"/>
      <text:p text:style-name="P6">The interpretation of sub-types which truth value is a boolean is referred to as “boolean sub-types”. <text:span text:style-name="T1">To keep probabilistic sub-types compatible with the notation for boolean sub-types, a sub-script `p` is written after the square bracket. This means that the sub-type is interpreted as a probability.</text:span></text:p>
      <text:p text:style-name="P8"/>
      <text:p text:style-name="P8"><text:tab/><text:span text:style-name="T2">[f]</text:span><text:span text:style-name="T4">p</text:span><text:span text:style-name="T2"> a<text:tab/>=<text:tab/>(</text:span>∃<text:span text:style-name="T4">p</text:span><text:span text:style-name="T2">f)(a)<text:tab/><text:tab/><text:tab/>The probability that `f` returns `a`</text:span></text:p>
      <text:p text:style-name="P8"><text:span text:style-name="T2"><text:tab/>¬[f]</text:span><text:span text:style-name="T4">p</text:span><text:span text:style-name="T2"> a<text:tab/>=<text:tab/>1 - (</text:span>∃<text:span text:style-name="T4">p</text:span><text:span text:style-name="T2">f)(a)<text:tab/><text:tab/>The probability that `f` does not return `a`</text:span></text:p>
      <text:p text:style-name="P5"/>
      <text:p text:style-name="P5">When there is no sub-script `p` after the square bracket, the following interpretation is used:</text:p>
      <text:p text:style-name="P8"/>
      <text:p text:style-name="P8"><text:tab/><text:span text:style-name="T7">[f] a<text:tab/>&lt;=&gt;<text:tab/>[f]</text:span><text:span text:style-name="T5">p</text:span><text:span text:style-name="T7"> a &gt; 0</text:span></text:p>
      <text:p text:style-name="P8"><text:tab/><text:span text:style-name="T8">[f] a<text:tab/>=<text:tab/>a : [</text:span>∃<text:span text:style-name="T4">p</text:span><text:span text:style-name="T2">f] (&gt; 0)</text:span></text:p>
      <text:p text:style-name="P8"/>
      <text:p text:style-name="P7">This interpretation does not terminate, <text:span text:style-name="T9">but converges to some boolean value. If you are familiar with boolean type-checking in path semantics, you might know that double-existential paths `∃∃f` is one of four functions of type `bool → bool`. It is not possible to check the consistency of a statement without realizing the fact that this goes on forever but in a predictable and repeating pattern. Similarly, in probabilistic path semantics, the interpretation of a boolean sub-type goes on forever, but it is much more complex when defined in terms of the probabilistic existential path. By realizing the fact that consistency of probabilistic sub-types converges to checks predicted by boolean sub-types, one can stop execution and use the rules for checking boolean sub-types instead.</text:span></text:p>
      <text:p text:style-name="P8"/>
      <text:p text:style-name="P4">When mixing boolean sub-types with probabilistic sub-types, the boolean sub-types are used as domain constraints on the probabilistic existential path:</text:p>
      <text:p text:style-name="P8"/>
      <text:p text:style-name="P8"><text:tab/>[<text:span text:style-name="T10">g</text:span>] <text:span text:style-name="T10">b</text:span> ∧ [<text:span text:style-name="T10">f</text:span>]<text:span text:style-name="T3">p</text:span> <text:span text:style-name="T10">a</text:span> <text:tab/>=<text:tab/><text:span text:style-name="T11">(</text:span>∃<text:span text:style-name="T3">p</text:span><text:span text:style-name="T13">f</text:span>{[<text:span text:style-name="T10">g</text:span>] <text:span text:style-name="T10">b</text:span>}<text:span text:style-name="T11">)(a)</text:span></text:p>
      <text:p text:style-name="P8"/>
      <text:p text:style-name="P4">The above means the probability that `f` returns `a`, given that `g` returns `b`.</text:p>
      <text:p text:style-name="P4"/>
      <text:p text:style-name="P10">This can also be written in the familiar notation conditional probability:</text:p>
      <text:p text:style-name="P4"/>
      <text:p text:style-name="P4"><text:tab/><text:span text:style-name="T16">P([f] a | [g] b)</text:span></text:p>
      <text:p text:style-name="P4"/>
      <text:p text:style-name="P10">Conditional probabilities share the semantics of mixing boolean sub-types and probabilistic sub-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7:31:24.938782000</meta:creation-date>
    <dc:date>2019-02-05T17:50:36.793137000</dc:date>
    <meta:editing-duration>PT8M21S</meta:editing-duration>
    <meta:editing-cycles>1</meta:editing-cycles>
    <meta:document-statistic meta:table-count="0" meta:image-count="0" meta:object-count="0" meta:page-count="1" meta:paragraph-count="19" meta:word-count="375" meta:character-count="2275" meta:non-whitespace-character-count="1907"/>
    <meta:generator>LibreOffice/5.1.2.2$MacOSX_X86_64 LibreOffice_project/d3bf12ecb743fc0d20e0be0c58ca359301eb705f</meta:generator>
  </office:meta>
</office:document-meta>
</file>